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eeb5" officeooo:paragraph-rsid="0021eeb5"/>
    </style:style>
    <style:style style:name="P2" style:family="paragraph" style:parent-style-name="Heading_20_2">
      <style:text-properties officeooo:rsid="0021eeb5" officeooo:paragraph-rsid="0021eeb5"/>
    </style:style>
    <style:style style:name="P3" style:family="paragraph" style:parent-style-name="Heading_20_2">
      <style:text-properties officeooo:paragraph-rsid="0021eeb5"/>
    </style:style>
    <style:style style:name="P4" style:family="paragraph" style:parent-style-name="Text_20_body">
      <style:paragraph-properties fo:text-align="start" style:justify-single-word="false"/>
      <style:text-properties officeooo:paragraph-rsid="0021eeb5"/>
    </style:style>
    <style:style style:name="T1" style:family="text">
      <style:text-properties officeooo:rsid="0021ee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e of Spades</text:h>
      <text:h text:style-name="P2" text:outline-level="2">E5</text:h>
      <text:h text:style-name="P2" text:outline-level="2">G5</text:h>
      <text:p text:style-name="P4"><text:span text:style-name="T4">If you like to gamble, </text:span>I tell you I'm your man,</text:p>
      <text:p text:style-name="P4"><text:span text:style-name="T4">You win some, lose some,</text:span> it's all the same to me,</text:p>
      <text:h text:style-name="Heading_20_2" text:outline-level="2">D<text:span text:style-name="T1">5</text:span> <text:s text:c="23"/>C<text:span text:style-name="T1">5</text:span> <text:s text:c="31"/>E<text:span text:style-name="T1">5</text:span></text:h>
      <text:p text:style-name="P4"><text:span text:style-name="T4">The pleasure is to play, </text:span>makes no difference what you say,</text:p>
      <text:p text:style-name="P4"><text:span text:style-name="T4">I don't share your greed, </text:span>the only card I need is</text:p>
      <text:p text:style-name="P4">The Ace Of Spades</text:p>
      <text:p text:style-name="P4"/>
      <text:p text:style-name="P4"><text:span text:style-name="T4">Playing for the high one,</text:span> dancing with the devil,</text:p>
      <text:p text:style-name="P4"><text:span text:style-name="T4">Going with the flow,</text:span> it's all a game to me,</text:p>
      <text:p text:style-name="P4"><text:span text:style-name="T4">Seven or Eleven,</text:span> snake eyes watching you,</text:p>
      <text:p text:style-name="P4"><text:span text:style-name="T4">Double up or quit,</text:span> double stake or split,</text:p>
      <text:p text:style-name="P4">The Ace Of Spades</text:p>
      <text:p text:style-name="P4"/>
      <text:p text:style-name="P4">You know I'm born to lose, and gambling's for fools,</text:p>
      <text:p text:style-name="P4">But that's the way I like it baby, <text:s/>I don't wanna live forever,</text:p>
      <text:h text:style-name="P3" text:outline-level="2">D<text:span text:style-name="T1">5</text:span> <text:s text:c="4"/>E D C <text:s text:c="5"/>B<text:span text:style-name="T1">5</text:span> <text:s text:c="29"/>A<text:span text:style-name="T1">5</text:span> <text:s text:c="2"/>B<text:span text:style-name="T1">5</text:span> <text:s text:c="3"/>E<text:span text:style-name="T1">5</text:span></text:h>
      <text:p text:style-name="P4"><text:s text:c="44"/>And don't forget the joker!</text:p>
      <text:h text:style-name="Heading_20_2" text:outline-level="2" text:is-list-header="true"/>
      <text:p text:style-name="P4"><text:span text:style-name="T4">Pushing up the ante,</text:span> I know you got to see me,</text:p>
      <text:p text:style-name="P4"><text:span text:style-name="T4">Read 'em and weep,</text:span> the dead man's hand again,</text:p>
      <text:p text:style-name="P4"><text:span text:style-name="T4">I see it in your eyes,</text:span> take one look and die,</text:p>
      <text:p text:style-name="P4"><text:span text:style-name="T4">The only thing you see, </text:span>you know it's gonna be,</text:p>
      <text:p text:style-name="P4">The Ace Of Spades</text:p>
      <text:h text:style-name="Heading_20_2" text:outline-level="2" text:is-list-header="true">E </text:h>
      <text:h text:style-name="Heading_20_2" text:outline-level="2">D C D C <text:s text:c="2"/>E D E E D E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0:27:22.578132298</meta:creation-date>
    <dc:title>SongSheet</dc:title>
    <meta:editing-cycles>3</meta:editing-cycles>
    <meta:generator>LibreOffice/7.6.4.1$MacOSX_AARCH64 LibreOffice_project/e19e193f88cd6c0525a17fb7a176ed8e6a3e2aa1</meta:generator>
    <meta:editing-duration>PT31M5S</meta:editing-duration>
    <dc:date>2025-05-30T10:58:27.098264482</dc:date>
    <meta:document-statistic meta:table-count="0" meta:image-count="0" meta:object-count="0" meta:page-count="1" meta:paragraph-count="25" meta:word-count="186" meta:character-count="962" meta:non-whitespace-character-count="656"/>
    <meta:template xlink:type="simple" xlink:actuate="onRequest" xlink:title="SongSheet" xlink:href="../../../../Library/Application%20Support/LibreOffice/4/user/template/SongSheet.ott" meta:date="2025-05-30T10:27:22.460058249"/>
  </office:meta>
</office:document-meta>
</file>